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2pt"/>
    </style:style>
    <style:style style:name="co2" style:family="table-column">
      <style:table-column-properties fo:break-before="auto" style:column-width="38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34pt"/>
    </style:style>
    <style:style style:name="co5" style:family="table-column">
      <style:table-column-properties fo:break-before="auto" style:column-width="22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7d1d5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ackground-color="#f7d1d5"/>
    </style:style>
    <style:style style:name="ce1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Nimbus Sans1" style:font-name-asian="Nimbus Sans1" style:font-name-complex="Nimbus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Nimbus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JM</text:p>
          </table:table-cell>
          <table:table-cell table:style-name="ce9" office:value-type="string" calcext:value-type="string">
            <text:p>KS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<text:span text:style-name="T1">Sensor – </text:span>Temperature</text:p>
          </table:table-cell>
          <table:table-cell table:style-name="ce7" office:value-type="string" calcext:value-type="string">
            <text:p>Done</text:p>
          </table:table-cell>
          <table:table-cell table:style-name="ce10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<text:span text:style-name="T1">Sensor - </text:span>Servo</text:p>
          </table:table-cell>
          <table:table-cell table:style-name="ce7"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style-name="ce3" table:formula="of:=ROW()-1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Sensor – </text:span>Light</text:p>
          </table:table-cell>
          <table:table-cell table:style-name="ce17" office:value-type="string" calcext:value-type="string">
            <text:p>Done</text:p>
          </table:table-cell>
          <table:table-cell table:style-name="ce11" office:value-type="string" calcext:value-type="string">
            <text:p>♥</text:p>
          </table:table-cell>
          <table:table-cell table:style-name="ce8"/>
          <table:table-cell table:style-name="ce8" office:value-type="string" calcext:value-type="string">
            <text:p>Needs Testing</text:p>
          </table:table-cell>
          <table:table-cell table:style-name="ce8" table:number-columns-repeated="1018"/>
        </table:table-row>
        <table:table-row table:style-name="ro1">
          <table:table-cell table:style-name="ce13" table:formula="of:=ROW()-1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1">Sensor – </text:span>Wind</text:p>
          </table:table-cell>
          <table:table-cell table:style-name="ce13" office:value-type="string" calcext:value-type="string">
            <text:p>Done</text:p>
          </table:table-cell>
          <table:table-cell table:style-name="ce19" office:value-type="string" calcext:value-type="string">
            <text:p>♥</text:p>
          </table:table-cell>
          <table:table-cell table:style-name="ce15" table:number-columns-repeated="1019"/>
          <table:table-cell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<text:span text:style-name="T1">Sensor – </text:span>Joystick</text:p>
          </table:table-cell>
          <table:table-cell table:style-name="ce7" office:value-type="string" calcext:value-type="string">
            <text:p>Done</text:p>
          </table:table-cell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Packet definition</text:p>
          </table:table-cell>
          <table:table-cell table:number-columns-repeated="1022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Get absolute time from BS/Gateway</text:p>
          </table:table-cell>
          <table:table-cell table:number-columns-repeated="1022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Maintenance Node Function</text:p>
          </table:table-cell>
          <table:table-cell table:number-columns-repeated="1022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Maintenance Node Logic</text:p>
          </table:table-cell>
          <table:table-cell table:number-columns-repeated="1022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GUI Design</text:p>
          </table:table-cell>
          <table:table-cell table:style-name="Default"/>
          <table:table-cell table:number-columns-repeated="1021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Talk about routing protocol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en broadcast after startup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change distance vector with neighbor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lete own distance vector with aid of xneighbor vectors</text:p>
          </table:table-cell>
          <table:table-cell table:style-name="Default"/>
          <table:table-cell table:number-columns-repeated="1021"/>
        </table:table-row>
      </table:table>
      <table:table table:name="Optimisations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Description</text:p>
          </table:table-cell>
          <table:table-cell table:style-name="ce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2" style:language-asian="zh" style:country-asian="CN" style:font-name-complex="Nimbus Sans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 style:data-style-name="N2" text:time-value="16:54:55.591069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6-29T17:26:02.537032013</dc:date>
    <meta:editing-duration>PT1H16M33S</meta:editing-duration>
    <meta:editing-cycles>17</meta:editing-cycles>
    <meta:generator>LibreOffice/6.2.3.2$Linux_X86_64 LibreOffice_project/20$Build-2</meta:generator>
    <dc:creator>Karthik Sukumar</dc:creator>
    <meta:document-statistic meta:table-count="2" meta:cell-count="71" meta:object-count="0"/>
  </office:meta>
</office:document-meta>
</file>